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Avoid regular phone calls for sensitive conversations Use Ostel or Redphone for calls on your phone Use Jitsi instead of Skype on your computer If you must use Skype Download from official website Change password regularly Adjust settings so you don’t keep chat history Verify who you’re speaking to Consider using anonymous username Use codes for sensitive top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